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ato Light" svg:font-family="'Lato Light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72a" officeooo:paragraph-rsid="000dc72a"/>
    </style:style>
    <style:style style:name="P2" style:family="paragraph" style:parent-style-name="Standard">
      <style:text-properties officeooo:paragraph-rsid="000dc72a"/>
    </style:style>
    <style:style style:name="P3" style:family="paragraph" style:parent-style-name="Standard">
      <style:text-properties officeooo:paragraph-rsid="001243d8"/>
    </style:style>
    <style:style style:name="P4" style:family="paragraph" style:parent-style-name="Standard">
      <style:text-properties officeooo:paragraph-rsid="001406fb"/>
    </style:style>
    <style:style style:name="P5" style:family="paragraph" style:parent-style-name="Standard">
      <style:text-properties style:font-name="Lato Light1" fo:font-size="12pt" officeooo:rsid="001406fb" officeooo:paragraph-rsid="001406fb" style:font-size-asian="12pt" style:font-size-complex="12pt"/>
    </style:style>
    <style:style style:name="P6" style:family="paragraph" style:parent-style-name="Standard">
      <style:text-properties style:font-name="Lato Light1" fo:font-size="12pt" officeooo:rsid="00150f76" officeooo:paragraph-rsid="00150f76" style:font-size-asian="12pt" style:font-size-complex="12pt"/>
    </style:style>
    <style:style style:name="P7" style:family="paragraph" style:parent-style-name="Standard">
      <style:text-properties style:font-name="Lato Light1" fo:font-size="12pt" officeooo:rsid="001639c4" officeooo:paragraph-rsid="001639c4" style:font-size-asian="12pt" style:font-size-complex="12pt"/>
    </style:style>
    <style:style style:name="P8" style:family="paragraph" style:parent-style-name="Standard">
      <style:text-properties style:font-name="Lato Light1" fo:font-size="12pt" officeooo:rsid="001639c4" officeooo:paragraph-rsid="001f3e01" style:font-size-asian="12pt" style:font-size-complex="12pt"/>
    </style:style>
    <style:style style:name="P9" style:family="paragraph" style:parent-style-name="Standard">
      <style:text-properties style:font-name="Lato Light1" fo:font-size="12pt" officeooo:rsid="00167ed4" officeooo:paragraph-rsid="00167ed4" style:font-size-asian="12pt" style:font-size-complex="12pt"/>
    </style:style>
    <style:style style:name="P10" style:family="paragraph" style:parent-style-name="Standard">
      <style:text-properties style:font-name="Lato Light1" fo:font-size="12pt" officeooo:rsid="001ccbe3" officeooo:paragraph-rsid="001ccbe3" style:font-size-asian="12pt" style:font-size-complex="12pt"/>
    </style:style>
    <style:style style:name="P11" style:family="paragraph" style:parent-style-name="Standard">
      <style:text-properties style:font-name="Lato Light1" fo:font-size="12pt" officeooo:rsid="0020d4d2" officeooo:paragraph-rsid="001ccbe3" style:font-size-asian="12pt" style:font-size-complex="12pt"/>
    </style:style>
    <style:style style:name="P12" style:family="paragraph" style:parent-style-name="Standard">
      <style:text-properties style:font-name="Lato Light1" fo:font-size="12pt" officeooo:rsid="0025fcc4" officeooo:paragraph-rsid="0025fcc4" style:font-size-asian="12pt" style:font-size-complex="12pt"/>
    </style:style>
    <style:style style:name="P13" style:family="paragraph" style:parent-style-name="Standard">
      <style:text-properties style:font-name="Lato Light1" fo:font-size="12pt" fo:font-weight="bold" officeooo:rsid="0025fcc4" officeooo:paragraph-rsid="0025fcc4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paragraph-rsid="001639c4"/>
    </style:style>
    <style:style style:name="P15" style:family="paragraph" style:parent-style-name="Standard">
      <style:text-properties officeooo:paragraph-rsid="001f3e01"/>
    </style:style>
    <style:style style:name="P16" style:family="paragraph" style:parent-style-name="Standard">
      <style:text-properties style:text-line-through-style="none" style:text-line-through-type="none" style:font-name="Lato Light1" fo:font-size="12pt" officeooo:rsid="0025fcc4" officeooo:paragraph-rsid="0025fcc4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Lato Light1" fo:font-size="12pt" officeooo:rsid="00279e4b" officeooo:paragraph-rsid="00279e4b" style:font-size-asian="12pt" style:font-size-complex="12pt"/>
    </style:style>
    <style:style style:name="P18" style:family="paragraph" style:parent-style-name="Heading_20_3">
      <style:text-properties style:font-name="Lato Light1" fo:font-size="12pt" officeooo:rsid="001ccbe3" officeooo:paragraph-rsid="001ccbe3" style:font-size-asian="12pt" style:font-size-complex="12pt"/>
    </style:style>
    <style:style style:name="P19" style:family="paragraph" style:parent-style-name="Preformatted_20_Text">
      <style:paragraph-properties fo:margin-top="0in" fo:margin-bottom="0.1965in" style:contextual-spacing="false"/>
    </style:style>
    <style:style style:name="P20" style:family="paragraph" style:parent-style-name="Standard">
      <style:text-properties officeooo:rsid="000dc72a" officeooo:paragraph-rsid="000dc72a"/>
    </style:style>
    <style:style style:name="P21" style:family="paragraph" style:parent-style-name="Standard">
      <style:text-properties style:text-line-through-style="none" style:text-line-through-type="none" style:font-name="Lato Light1" fo:font-size="12pt" officeooo:rsid="00279e4b" officeooo:paragraph-rsid="00279e4b" style:font-size-asian="12pt" style:font-size-complex="12pt"/>
    </style:style>
    <style:style style:name="T1" style:family="text">
      <style:text-properties style:font-name="Lato Light1" fo:font-size="12pt" style:font-size-asian="12pt" style:font-size-complex="12pt"/>
    </style:style>
    <style:style style:name="T2" style:family="text">
      <style:text-properties style:font-name="Lato Light1" fo:font-size="12pt" officeooo:rsid="001243d8" style:font-size-asian="12pt" style:font-size-complex="12pt"/>
    </style:style>
    <style:style style:name="T3" style:family="text">
      <style:text-properties style:font-name="Lato Light1" fo:font-size="12pt" officeooo:rsid="001406fb" style:font-size-asian="12pt" style:font-size-complex="12pt"/>
    </style:style>
    <style:style style:name="T4" style:family="text">
      <style:text-properties style:font-name="Lato Light1" fo:font-size="12pt" officeooo:rsid="001639c4" style:font-size-asian="12pt" style:font-size-complex="12pt"/>
    </style:style>
    <style:style style:name="T5" style:family="text">
      <style:text-properties style:font-name="Lato Light1" fo:font-size="12pt" officeooo:rsid="00167ed4" style:font-size-asian="12pt" style:font-size-complex="12pt"/>
    </style:style>
    <style:style style:name="T6" style:family="text">
      <style:text-properties style:font-name="Lato Light1" fo:font-size="12pt" officeooo:rsid="001a6302" style:font-size-asian="12pt" style:font-size-complex="12pt"/>
    </style:style>
    <style:style style:name="T7" style:family="text">
      <style:text-properties style:font-name="Lato Light1" fo:font-size="12pt" officeooo:rsid="001f3e01" style:font-size-asian="12pt" style:font-size-complex="12pt"/>
    </style:style>
    <style:style style:name="T8" style:family="text">
      <style:text-properties officeooo:rsid="001e9008"/>
    </style:style>
    <style:style style:name="T9" style:family="text">
      <style:text-properties officeooo:rsid="001f3e01"/>
    </style:style>
    <style:style style:name="T10" style:family="text">
      <style:text-properties officeooo:rsid="0021f3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) Create virtual environment: python3 -m venv virtualenv</text:p>
      <text:p text:style-name="P1">2) Activate the virtual environment: source ../virtualenv/bin/activate</text:p>
      <text:p text:style-name="P1"/>
      <text:p text:style-name="Standard"/>
      <text:p text:style-name="P1">Required packages:</text:p>
      <text:p text:style-name="P2"/>
      <text:p text:style-name="P2">python3 -m pip install django</text:p>
      <text:p text:style-name="P2">python3 -m pip install numpy</text:p>
      <text:p text:style-name="P2">python3 -m pip install bokeh</text:p>
      <text:p text:style-name="P2">python3 -m pip install schemdraw</text:p>
      <text:p text:style-name="P3"><text:span text:style-name="T1">python3 -m pip install </text:span><text:span text:style-name="T2">ipython</text:span></text:p>
      <text:p text:style-name="P4"><text:span text:style-name="T2">python3 -m pip install </text:span><text:span text:style-name="T3">matplotlib</text:span></text:p>
      <text:p text:style-name="P5"><text:span text:style-name="T10">#</text:span>python<text:span text:style-name="T8">3</text:span> -m pip install mysqlclient</text:p>
      <text:p text:style-name="P5"/>
      <text:p text:style-name="P5">https://help.pythonanywhere.com/pages/Virtualenvs/</text:p>
      <text:p text:style-name="P6"/>
      <text:p text:style-name="P6"/>
      <text:p text:style-name="P7">With Conda:</text:p>
      <text:p text:style-name="P14"><text:span text:style-name="T4">export PATH="/home/</text:span><text:span text:style-name="T5">andresmmera</text:span><text:span text:style-name="T4">/</text:span><text:span text:style-name="T5">ana</text:span><text:span text:style-name="T4">conda</text:span><text:span text:style-name="T6">3</text:span><text:span text:style-name="T4">/bin:$PATH"</text:span></text:p>
      <text:p text:style-name="P7"/>
      <text:p text:style-name="P7">conda create -n virtualenv python=3.8 anaconda</text:p>
      <text:p text:style-name="P7">source activate <text:s/>virtualenv</text:p>
      <text:p text:style-name="P7"/>
      <text:p text:style-name="P7">conda install -n virtualenv sqlparse</text:p>
      <text:p text:style-name="P15"><text:span text:style-name="T4">conda install -n virtualenv </text:span><text:span text:style-name="T7">mysqlclient</text:span></text:p>
      <text:p text:style-name="P15"><text:span text:style-name="T4">conda install -n virtualenv </text:span><text:span text:style-name="T7">mysql</text:span></text:p>
      <text:p text:style-name="P8">conda install -n virtualenv <text:span text:style-name="T9">matplotlib</text:span></text:p>
      <text:p text:style-name="P8">conda install -n virtualenv <text:span text:style-name="T9">ipython</text:span></text:p>
      <text:p text:style-name="P8"/>
      <text:p text:style-name="P9">conda deactivate</text:p>
      <text:p text:style-name="P9"/>
      <text:p text:style-name="P9"/>
      <text:p text:style-name="P10">To run the application:</text:p>
      <text:p text:style-name="P10"/>
      <text:p text:style-name="P10">conda activate virtualenv</text:p>
      <text:p text:style-name="P10">python manage.py runserver</text:p>
      <text:p text:style-name="P10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h text:style-name="P18" text:outline-level="3"><text:bookmark text:name="how-to-find-whats-using-up-all-your-space"/><text:soft-page-break/>How to find what's using up all your space</text:h>
      <text:p text:style-name="Text_20_body">Open up a <text:span text:style-name="Strong_20_Emphasis">Bash console</text:span> and use the <text:span text:style-name="Source_20_Text">du</text:span> ("disk-usage") to find out how much space is being used in various places in your file storage:</text:p>
      <text:p text:style-name="P19">du -hs /tmp ~/.[!.]* ~/* | sort -h</text:p>
      <text:p text:style-name="P13">Deploy in PythonAnyhere</text:p>
      <text:p text:style-name="P12"/>
      <text:p text:style-name="P12">At ~/website, </text:p>
      <text:p text:style-name="P12"/>
      <text:p text:style-name="P16">rm -rf rf-design-tools</text:p>
      <text:p text:style-name="P16">git clone <text:a xlink:type="simple" xlink:href="https://github.com/andresmmera/rf-design-tools" text:style-name="Internet_20_link" text:visited-style-name="Visited_20_Internet_20_Link">https://github.com/andresmmera/rf-design-tools</text:a></text:p>
      <text:p text:style-name="P16"/>
      <text:p text:style-name="P17">Reload Web app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o Light" svg:font-family="'Lato Light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Light" fo:font-size="12pt" fo:language="gl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Light" fo:font-size="12pt" fo:language="gl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 Light" fo:font-family="'Lato Light'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Light" fo:font-family="'Lato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 PL KaitiM GB" style:font-family-asian="'AR PL KaitiM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05T20:12:33.691435143</meta:creation-date>
    <dc:date>2022-06-17T06:08:56.524702488</dc:date>
    <meta:editing-duration>PT4H29M55S</meta:editing-duration>
    <meta:editing-cycles>21</meta:editing-cycles>
    <meta:generator>LibreOffice/7.0.0.3$Linux_X86_64 LibreOffice_project/8061b3e9204bef6b321a21033174034a5e2ea88e</meta:generator>
    <meta:document-statistic meta:table-count="0" meta:image-count="0" meta:object-count="0" meta:page-count="2" meta:paragraph-count="32" meta:word-count="160" meta:character-count="1154" meta:non-whitespace-character-count="1024"/>
  </office:meta>
</office:document-meta>
</file>